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Hei" svg:font-family="Hei" style:font-pitch="variable"/>
    <style:font-face style:name="Cambria" svg:font-family="Cambria" style:font-family-generic="roman" style:font-pitch="variable"/>
    <style:font-face style:name="Georgia" svg:font-family="Georgia" style:font-family-generic="roman" style:font-pitch="variable"/>
    <style:font-face style:name="Mangal2"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126cm" fo:margin-left="-0.191cm" style:page-number="auto" table:align="left" style:writing-mode="lr-tb"/>
    </style:style>
    <style:style style:name="Table1.A" style:family="table-column">
      <style:table-column-properties style:column-width="11.765cm"/>
    </style:style>
    <style:style style:name="Table1.B" style:family="table-column">
      <style:table-column-properties style:column-width="5.3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weight="bold" style:font-weight-asian="bold" style:font-name-complex="Arial"/>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text-properties style:font-name="Arial" fo:letter-spacing="0.053cm" fo:font-weight="bold" style:font-weight-asian="bold" style:font-name-complex="Arial"/>
    </style:style>
    <style:style style:name="P5" style:family="paragraph" style:parent-style-name="Standard">
      <style:paragraph-properties fo:text-align="end" style:justify-single-word="false"/>
      <style:text-properties style:font-name="Arial" fo:font-size="9pt" style:font-name-asian="Arial" style:font-size-asian="9pt" style:font-name-complex="Arial" style:font-size-complex="9pt"/>
    </style:style>
    <style:style style:name="P6" style:family="paragraph" style:parent-style-name="Standard">
      <style:paragraph-properties fo:text-align="end" style:justify-single-word="false"/>
      <style:text-properties style:font-name="Arial" fo:font-size="9pt" fo:font-style="italic" style:font-name-asian="Arial" style:font-size-asian="9pt" style:font-style-asian="italic" style:font-name-complex="Arial" style:font-size-complex="9pt"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end" style:justify-single-word="false"/>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paragraph-properties fo:text-align="justify" style:justify-single-word="false"/>
      <style:text-properties fo:font-size="13pt" fo:font-weight="bold" style:font-size-asian="13pt" style:font-weight-asian="bold" style:font-size-complex="13pt"/>
    </style:style>
    <style:style style:name="P12" style:family="paragraph" style:parent-style-name="Standard">
      <style:text-properties fo:language="none" fo:country="none" style:language-asian="none" style:country-asian="none"/>
    </style:style>
    <style:style style:name="P13" style:family="paragraph" style:parent-style-name="Standard">
      <style:paragraph-properties>
        <style:tab-stops>
          <style:tab-stop style:position="9.999cm"/>
        </style:tab-stops>
      </style:paragraph-properties>
    </style:style>
    <style:style style:name="P14" style:family="paragraph" style:parent-style-name="Standard">
      <style:paragraph-properties>
        <style:tab-stops>
          <style:tab-stop style:position="8.001cm" style:type="center"/>
        </style:tab-stops>
      </style:paragraph-properties>
    </style:style>
    <style:style style:name="P15" style:family="paragraph" style:parent-style-name="Standard">
      <style:paragraph-properties>
        <style:tab-stops>
          <style:tab-stop style:position="13.97cm"/>
        </style:tab-stops>
      </style:paragraph-properties>
    </style:style>
    <style:style style:name="P16" style:family="paragraph" style:parent-style-name="Standard">
      <style:paragraph-properties>
        <style:tab-stops>
          <style:tab-stop style:position="12.04cm"/>
        </style:tab-stops>
      </style:paragraph-properties>
    </style:style>
    <style:style style:name="P17" style:family="paragraph" style:parent-style-name="Standard">
      <style:paragraph-properties>
        <style:tab-stops>
          <style:tab-stop style:position="4.761cm"/>
          <style:tab-stop style:position="16.002cm" style:type="right"/>
        </style:tab-stops>
      </style:paragraph-properties>
    </style:style>
    <style:style style:name="P18" style:family="paragraph" style:parent-style-name="Standard">
      <style:paragraph-properties>
        <style:tab-stops>
          <style:tab-stop style:position="4.919cm"/>
        </style:tab-stops>
      </style:paragraph-properties>
    </style:style>
    <style:style style:name="P19" style:family="paragraph" style:parent-style-name="Standard">
      <style:paragraph-properties>
        <style:tab-stops>
          <style:tab-stop style:position="2.06cm"/>
        </style:tab-stops>
      </style:paragraph-properties>
    </style:style>
    <style:style style:name="P20" style:family="paragraph" style:parent-style-name="Standard">
      <style:paragraph-properties>
        <style:tab-stops>
          <style:tab-stop style:position="8.001cm" style:type="center"/>
          <style:tab-stop style:position="12.959cm"/>
        </style:tab-stops>
      </style:paragraph-properties>
    </style:style>
    <style:style style:name="P21" style:family="paragraph" style:parent-style-name="Standard">
      <style:paragraph-properties>
        <style:tab-stops>
          <style:tab-stop style:position="3.36cm"/>
          <style:tab-stop style:position="10.141cm"/>
          <style:tab-stop style:position="12.383cm"/>
        </style:tab-stops>
      </style:paragraph-properties>
    </style:style>
    <style:style style:name="P22" style:family="paragraph" style:parent-style-name="Standard">
      <style:text-properties style:font-name-asian="Calibri"/>
    </style:style>
    <style:style style:name="P23" style:family="paragraph" style:parent-style-name="Standard">
      <style:paragraph-properties>
        <style:tab-stops>
          <style:tab-stop style:position="11.94cm"/>
          <style:tab-stop style:position="14.526cm"/>
        </style:tab-stops>
      </style:paragraph-properties>
    </style:style>
    <style:style style:name="P24" style:family="paragraph" style:parent-style-name="Standard">
      <style:paragraph-properties>
        <style:tab-stops>
          <style:tab-stop style:position="10.779cm"/>
        </style:tab-stops>
      </style:paragraph-properties>
    </style:style>
    <style:style style:name="P25" style:family="paragraph" style:parent-style-name="Standard">
      <style:paragraph-properties>
        <style:tab-stops>
          <style:tab-stop style:position="3.24cm"/>
        </style:tab-stops>
      </style:paragraph-properties>
    </style:style>
    <style:style style:name="P26" style:family="paragraph" style:parent-style-name="Standard">
      <style:paragraph-properties>
        <style:tab-stops>
          <style:tab-stop style:position="2.94cm"/>
          <style:tab-stop style:position="4.641cm"/>
        </style:tab-stops>
      </style:paragraph-properties>
    </style:style>
    <style:style style:name="P27" style:family="paragraph" style:parent-style-name="Standard">
      <style:paragraph-properties fo:break-before="page"/>
    </style:style>
    <style:style style:name="P28" style:family="paragraph" style:parent-style-name="Standard">
      <style:paragraph-properties fo:break-before="page"/>
      <style:text-properties fo:font-size="14pt" fo:font-weight="bold" style:font-size-asian="14pt" style:font-weight-asian="bold" style:font-size-complex="14pt"/>
    </style:style>
    <style:style style:name="P29" style:family="paragraph" style:parent-style-name="Standard">
      <style:paragraph-properties fo:text-align="center" style:justify-single-word="false" fo:break-before="page" fo:padding-left="0.141cm" fo:padding-right="0.141cm" fo:padding-top="0.035cm" fo:padding-bottom="0.035cm" fo:border="0.018cm solid #000000"/>
      <style:text-properties fo:font-size="18pt" fo:font-weight="bold" style:font-size-asian="18pt" style:font-weight-asian="bold" style:font-size-complex="18pt"/>
    </style:style>
    <style:style style:name="P30" style:family="paragraph" style:parent-style-name="Standard">
      <style:paragraph-properties fo:margin-left="1cm" fo:margin-right="0cm" fo:text-align="center" style:justify-single-word="false" fo:text-indent="0cm" style:auto-text-indent="false"/>
      <style:text-properties style:font-name="Arial" fo:font-size="18pt" fo:font-weight="bold" style:font-size-asian="18pt" style:font-weight-asian="bold" style:font-name-complex="Arial" style:font-size-complex="18pt"/>
    </style:style>
    <style:style style:name="P31" style:family="paragraph" style:parent-style-name="Standard">
      <style:paragraph-properties fo:margin-left="1.249cm" fo:margin-right="0cm" fo:text-indent="0cm" style:auto-text-indent="false"/>
      <style:text-properties style:font-name="Arial" fo:font-size="18pt" fo:font-style="italic" fo:font-weight="bold" style:font-size-asian="18pt" style:font-style-asian="italic" style:font-weight-asian="bold" style:font-name-complex="Arial" style:font-size-complex="18pt"/>
    </style:style>
    <style:style style:name="P32" style:family="paragraph" style:parent-style-name="Standard">
      <style:paragraph-properties fo:margin-top="0cm" fo:margin-bottom="0cm" fo:text-align="justify" style:justify-single-word="false"/>
    </style:style>
    <style:style style:name="P33" style:family="paragraph" style:parent-style-name="Standard">
      <style:paragraph-properties fo:margin-top="0cm" fo:margin-bottom="0cm" fo:line-height="100%"/>
    </style:style>
    <style:style style:name="P34" style:family="paragraph" style:parent-style-name="Standard">
      <style:paragraph-properties fo:margin-top="0cm" fo:margin-bottom="0cm" fo:line-height="100%" fo:text-align="justify" style:justify-single-word="false"/>
    </style:style>
    <style:style style:name="P35" style:family="paragraph" style:parent-style-name="Standard">
      <style:paragraph-properties fo:margin-top="0cm" fo:margin-bottom="0cm" fo:text-align="end" style:justify-single-word="false"/>
    </style:style>
    <style:style style:name="P36" style:family="paragraph" style:parent-style-name="Standard">
      <style:paragraph-properties fo:margin-top="0cm" fo:margin-bottom="0cm" fo:text-align="justify" style:justify-single-word="false"/>
      <style:text-properties fo:font-style="italic" style:font-style-asian="italic"/>
    </style:style>
    <style:style style:name="P37" style:family="paragraph" style:parent-style-name="Standard">
      <style:paragraph-properties fo:margin-top="0cm" fo:margin-bottom="0cm" fo:text-align="end" style:justify-single-word="false"/>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P38" style:family="paragraph" style:parent-style-name="Standard">
      <style:paragraph-properties fo:margin-top="0cm" fo:margin-bottom="0cm" fo:text-align="end" style:justify-single-word="false"/>
      <style:text-properties style:font-name="Arial" fo:font-size="9pt" style:font-name-asian="Verdana" style:font-size-asian="9pt" style:font-name-complex="Arial" style:font-size-complex="9pt" style:font-style-complex="italic" style:font-weight-complex="bold"/>
    </style:style>
    <style:style style:name="P39" style:family="paragraph" style:parent-style-name="Standard">
      <style:paragraph-properties fo:margin-top="0cm" fo:margin-bottom="0cm" fo:text-align="end" style:justify-single-word="false"/>
      <style:text-properties style:font-name="Arial" fo:font-size="9pt" fo:font-style="italic" style:font-name-asian="Arial" style:font-size-asian="9pt" style:font-style-asian="italic" style:font-name-complex="Arial" style:font-size-complex="9pt" style:font-style-complex="italic"/>
    </style:style>
    <style:style style:name="P40" style:family="paragraph" style:parent-style-name="Standard">
      <style:paragraph-properties fo:margin-top="0cm" fo:margin-bottom="0cm"/>
      <style:text-properties fo:font-size="14pt" fo:font-weight="bold" style:font-size-asian="14pt" style:font-weight-asian="bold" style:font-size-complex="14pt"/>
    </style:style>
    <style:style style:name="P41" style:family="paragraph" style:parent-style-name="Standard">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42" style:family="paragraph" style:parent-style-name="Standard">
      <style:paragraph-properties fo:margin-top="0cm" fo:margin-bottom="0cm" fo:text-align="justify" style:justify-single-word="false"/>
      <style:text-properties fo:font-size="14pt" fo:font-weight="bold" style:font-size-asian="14pt" style:font-weight-asian="bold" style:font-size-complex="14pt"/>
    </style:style>
    <style:style style:name="P43" style:family="paragraph" style:parent-style-name="Standard">
      <style:paragraph-properties fo:margin-top="0cm" fo:margin-bottom="0cm"/>
      <style:text-properties fo:font-size="13pt" fo:font-weight="bold" style:font-size-asian="13pt" style:font-weight-asian="bold" style:font-size-complex="13pt"/>
    </style:style>
    <style:style style:name="P44" style:family="paragraph" style:parent-style-name="Standard">
      <style:paragraph-properties fo:margin-top="0cm" fo:margin-bottom="0cm" fo:text-align="justify" style:justify-single-word="false"/>
      <style:text-properties fo:font-size="13pt" fo:font-weight="bold" style:font-size-asian="13pt" style:font-weight-asian="bold" style:font-size-complex="13pt"/>
    </style:style>
    <style:style style:name="P45" style:family="paragraph" style:parent-style-name="Standard" style:list-style-name="WW8Num1">
      <style:paragraph-properties fo:margin-top="0cm" fo:margin-bottom="0cm" fo:text-align="justify" style:justify-single-word="false" fo:padding-left="0.141cm" fo:padding-right="0.141cm" fo:padding-top="0.035cm" fo:padding-bottom="0.035cm" fo:border="0.018cm solid #000000"/>
    </style:style>
    <style:style style:name="P46" style:family="paragraph" style:parent-style-name="Standard" style:list-style-name="WW8Num3">
      <style:paragraph-properties fo:margin-top="0cm" fo:margin-bottom="0cm" fo:text-align="justify" style:justify-single-word="false" fo:padding-left="0.141cm" fo:padding-right="0.141cm" fo:padding-top="0.035cm" fo:padding-bottom="0.035cm" fo:border="0.018cm solid #000000"/>
    </style:style>
    <style:style style:name="P47" style:family="paragraph" style:parent-style-name="Standard" style:list-style-name="WW8Num2">
      <style:paragraph-properties fo:margin-top="0cm" fo:margin-bottom="0cm" fo:text-align="justify" style:justify-single-word="false" fo:padding-left="0.141cm" fo:padding-right="0.141cm" fo:padding-top="0.035cm" fo:padding-bottom="0.035cm" fo:border="0.018cm solid #000000"/>
    </style:style>
    <style:style style:name="P48" style:family="paragraph" style:parent-style-name="Standard" style:list-style-name="WW8Num4">
      <style:paragraph-properties fo:margin-top="0cm" fo:margin-bottom="0cm" fo:text-align="justify" style:justify-single-word="false" fo:padding-left="0.141cm" fo:padding-right="0.141cm" fo:padding-top="0.035cm" fo:padding-bottom="0.035cm" fo:border="0.018cm solid #000000"/>
    </style:style>
    <style:style style:name="P49" style:family="paragraph" style:parent-style-name="Standard" style:list-style-name="WW8Num6">
      <style:paragraph-properties fo:margin-top="0cm" fo:margin-bottom="0cm" fo:text-align="justify" style:justify-single-word="false" fo:padding-left="0.141cm" fo:padding-right="0.141cm" fo:padding-top="0.035cm" fo:padding-bottom="0.035cm" fo:border="0.018cm solid #000000"/>
    </style:style>
    <style:style style:name="P50" style:family="paragraph" style:parent-style-name="Standard" style:list-style-name="WW8Num11">
      <style:paragraph-properties fo:margin-top="0cm" fo:margin-bottom="0cm" fo:text-align="justify" style:justify-single-word="false" fo:padding-left="0.141cm" fo:padding-right="0.141cm" fo:padding-top="0.035cm" fo:padding-bottom="0.035cm" fo:border="0.018cm solid #000000"/>
    </style:style>
    <style:style style:name="P51" style:family="paragraph" style:parent-style-name="Standard">
      <style:paragraph-properties fo:margin-top="0cm" fo:margin-bottom="0cm" fo:line-height="100%" fo:break-before="page"/>
    </style:style>
    <style:style style:name="P52" style:family="paragraph" style:parent-style-name="Standard">
      <style:paragraph-properties fo:margin-top="0cm" fo:margin-bottom="0cm" fo:text-align="justify" style:justify-single-word="false" fo:break-before="page"/>
      <style:text-properties style:text-underline-style="solid" style:text-underline-width="auto" style:text-underline-color="font-color" fo:font-weight="bold" style:font-weight-asian="bold"/>
    </style:style>
    <style:style style:name="P53" style:family="paragraph" style:parent-style-name="Standard">
      <style:paragraph-properties fo:text-align="center" style:justify-single-word="false" fo:padding-left="0.141cm" fo:padding-right="0.141cm" fo:padding-top="0.035cm" fo:padding-bottom="0.035cm" fo:border="0.018cm solid #000000"/>
      <style:text-properties fo:font-size="18pt" fo:font-weight="bold" style:font-size-asian="18pt" style:font-weight-asian="bold" style:font-size-complex="18pt"/>
    </style:style>
    <style:style style:name="P54" style:family="paragraph" style:parent-style-name="Standard">
      <style:paragraph-properties fo:margin-left="1.884cm" fo:margin-right="0cm" fo:text-align="justify" style:justify-single-word="false" fo:text-indent="0cm" style:auto-text-indent="false"/>
    </style:style>
    <style:style style:name="P55" style:family="paragraph" style:parent-style-name="Standard">
      <style:paragraph-properties fo:margin-left="0cm" fo:margin-right="0cm" fo:margin-top="0cm" fo:margin-bottom="0cm" fo:line-height="100%" fo:text-align="center" style:justify-single-word="false" fo:text-indent="1.249cm" style:auto-text-indent="false" fo:padding-left="0.141cm" fo:padding-right="0.141cm" fo:padding-top="0.035cm" fo:padding-bottom="0.035cm" fo:border="0.018cm solid #000000"/>
      <style:text-properties style:font-name="Georgia" fo:font-size="14pt" fo:font-weight="bold" style:font-size-asian="14pt" style:font-weight-asian="bold" style:font-name-complex="Georgia" style:font-size-complex="14pt"/>
    </style:style>
    <style:style style:name="P56"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Georgia" style:text-underline-style="solid" style:text-underline-width="auto" style:text-underline-color="font-color" style:font-name-complex="Georgia"/>
    </style:style>
    <style:style style:name="P57" style:family="paragraph" style:parent-style-name="Standard" style:master-page-name="Convert_20_1">
      <style:paragraph-properties fo:text-align="center" style:justify-single-word="false" style:page-number="auto"/>
      <style:text-properties fo:font-size="18pt" fo:font-weight="bold" style:font-size-asian="18pt" style:font-weight-asian="bold" style:font-size-complex="18pt"/>
    </style:style>
    <style:style style:name="P58" style:family="paragraph" style:parent-style-name="Standard" style:master-page-name="Standard">
      <style:paragraph-properties fo:margin-top="0cm" fo:margin-bottom="0.36cm" style:page-number="auto" fo:break-before="page"/>
    </style:style>
    <style:style style:name="P59" style:family="paragraph" style:parent-style-name="Text_20_body">
      <style:paragraph-properties fo:margin-left="0cm" fo:margin-right="0cm" fo:margin-top="0.106cm" fo:margin-bottom="0.106cm" fo:line-height="100%" fo:orphans="2" fo:widows="2" fo:hyphenation-ladder-count="no-limit" fo:text-indent="0cm" style:auto-text-indent="false" style:text-autospace="none" style:snap-to-layout-grid="false" style:writing-mode="lr-tb"/>
      <style:text-properties style:font-name="Arial" fo:font-weight="bold" style:font-weight-asian="bold" style:font-name-complex="Arial" fo:hyphenate="false" fo:hyphenation-remain-char-count="2" fo:hyphenation-push-char-count="2"/>
    </style:style>
    <style:style style:name="P60" style:family="paragraph" style:parent-style-name="Paragraphe_20_de_20_liste" style:list-style-name="WW8Num5">
      <style:paragraph-properties fo:margin-top="0cm" fo:margin-bottom="0cm" fo:text-align="justify" style:justify-single-word="false" fo:padding-left="0.141cm" fo:padding-right="0.141cm" fo:padding-top="0.035cm" fo:padding-bottom="0.035cm" fo:border="0.018cm solid #000000"/>
    </style:style>
    <style:style style:name="P61" style:family="paragraph" style:parent-style-name="Paragraphe_20_de_20_liste" style:list-style-name="WW8Num8">
      <style:paragraph-properties fo:margin-top="0cm" fo:margin-bottom="0cm" fo:text-align="justify" style:justify-single-word="false" fo:padding-left="0.141cm" fo:padding-right="0.141cm" fo:padding-top="0.035cm" fo:padding-bottom="0.035cm" fo:border="0.018cm solid #000000"/>
    </style:style>
    <style:style style:name="P62" style:family="paragraph" style:parent-style-name="Paragraphe_20_de_20_liste" style:list-style-name="WW8Num9">
      <style:paragraph-properties fo:margin-top="0cm" fo:margin-bottom="0cm" fo:text-align="justify" style:justify-single-word="false" fo:padding-left="0.141cm" fo:padding-right="0.141cm" fo:padding-top="0.035cm" fo:padding-bottom="0.035cm" fo:border="0.018cm solid #000000"/>
    </style:style>
    <style:style style:name="P63" style:family="paragraph" style:parent-style-name="Paragraphe_20_de_20_liste" style:list-style-name="WW8Num10">
      <style:paragraph-properties fo:margin-top="0cm" fo:margin-bottom="0cm" fo:text-align="justify" style:justify-single-word="false" fo:padding-left="0.141cm" fo:padding-right="0.141cm" fo:padding-top="0.035cm" fo:padding-bottom="0.035cm" fo:border="0.018cm solid #000000"/>
    </style:style>
    <style:style style:name="P64" style:family="paragraph" style:parent-style-name="Paragraphe_20_de_20_liste" style:list-style-name="WW8Num7">
      <style:paragraph-properties fo:margin-top="0cm" fo:margin-bottom="0cm" fo:text-align="justify" style:justify-single-word="false" fo:padding-left="0.141cm" fo:padding-right="0.141cm" fo:padding-top="0.035cm" fo:padding-bottom="0.035cm" fo:border="0.018cm solid #000000"/>
    </style:style>
    <style:style style:name="P65" style:family="paragraph" style:parent-style-name="Paragraphe_20_de_20_liste">
      <style:paragraph-properties fo:margin-left="0.635cm" fo:margin-right="0cm" fo:margin-top="0cm" fo:margin-bottom="0cm" fo:text-align="justify" style:justify-single-word="false" fo:text-indent="0cm" style:auto-text-indent="false" fo:padding-left="0.141cm" fo:padding-right="0.141cm" fo:padding-top="0.035cm" fo:padding-bottom="0.035cm" fo:border="0.018cm solid #000000"/>
    </style:style>
    <style:style style:name="P66" style:family="paragraph" style:parent-style-name="Paragraphe_20_de_20_liste">
      <style:paragraph-properties fo:margin-left="1.884cm" fo:margin-right="0cm" fo:margin-top="0cm" fo:margin-bottom="0cm" fo:line-height="100%" fo:text-indent="0cm" style:auto-text-indent="false"/>
    </style:style>
    <style:style style:name="P67" style:family="paragraph" style:parent-style-name="Normal_20__28_Web_29_">
      <style:paragraph-properties fo:margin-left="0cm" fo:margin-right="0cm" fo:margin-top="0cm" fo:margin-bottom="0cm" fo:text-align="justify" style:justify-single-word="false" fo:text-indent="1.249cm" style:auto-text-indent="false"/>
      <style:text-properties fo:color="#000000" style:font-name="Georgia" fo:font-size="11pt" style:font-size-asian="11pt" style:font-name-complex="Arial" style:font-size-complex="11pt"/>
    </style:style>
    <style:style style:name="P68" style:family="paragraph" style:parent-style-name="Coefficient">
      <style:paragraph-properties style:snap-to-layout-grid="false"/>
      <style:text-properties style:font-name="Arial" style:font-name-complex="Arial"/>
    </style:style>
    <style:style style:name="P69" style:family="paragraph" style:parent-style-name="ÉTUDE_20_DE_20_CAS">
      <style:paragraph-properties fo:margin-top="0.212cm" fo:margin-bottom="0.212cm"/>
      <style:text-properties fo:font-variant="normal" fo:text-transform="none" fo:font-size="18pt" fo:letter-spacing="0.053cm" style:font-size-asian="18pt" style:font-size-complex="18pt"/>
    </style:style>
    <style:style style:name="P70" style:family="paragraph" style:parent-style-name="CAS_20_...">
      <style:text-properties style:font-name="Arial" fo:font-size="22pt" style:font-size-asian="22pt" style:font-name-complex="Arial"/>
    </style:style>
    <style:style style:name="P71" style:family="paragraph" style:parent-style-name="énumération">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72" style:family="paragraph" style:parent-style-name="énumération">
      <style:paragraph-properties fo:margin-left="0cm" fo:margin-right="0cm" fo:text-align="center" style:justify-single-word="false" fo:text-indent="0cm" style:auto-text-indent="false"/>
      <style:text-properties style:font-name="Arial" style:font-name-complex="Arial"/>
    </style:style>
    <style:style style:name="P73" style:family="paragraph">
      <style:paragraph-properties fo:margin-top="0cm" fo:margin-bottom="0.353cm" fo:line-height="115%" style:writing-mode="lr-tb"/>
    </style:style>
    <style:style style:name="P74" style:family="paragraph">
      <style:paragraph-properties fo:margin-top="0cm" fo:margin-bottom="0cm" fo:line-height="100%" style:writing-mode="lr-tb"/>
    </style:style>
    <style:style style:name="P75" style:family="paragraph">
      <style:paragraph-properties fo:text-align="center" style:writing-mode="lr-tb"/>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style:font-name="Arial" fo:letter-spacing="0.053cm" fo:font-weight="bold" style:font-weight-asian="bold" style:font-name-complex="Arial"/>
    </style:style>
    <style:style style:name="T4" style:family="text">
      <style:text-properties style:font-name="Arial" fo:font-size="18pt" fo:font-style="italic" fo:font-weight="bold" style:font-size-asian="18pt" style:font-style-asian="italic" style:font-weight-asian="bold" style:font-name-complex="Arial" style:font-size-complex="18pt"/>
    </style:style>
    <style:style style:name="T5" style:family="text">
      <style:text-properties style:font-name="Arial" fo:font-size="9pt" style:font-name-asian="Verdana" style:font-size-asian="9pt" style:font-name-complex="Arial" style:font-size-complex="9pt" style:font-style-complex="italic" style:font-weight-complex="bold"/>
    </style:style>
    <style:style style:name="T6" style:family="text">
      <style:text-properties style:font-name="Arial" fo:font-size="9pt" style:font-name-asian="Arial" style:font-size-asian="9pt" style:font-name-complex="Arial" style:font-size-complex="9pt"/>
    </style:style>
    <style:style style:name="T7" style:family="text">
      <style:text-properties style:font-name="Arial" fo:font-size="9pt" style:font-name-asian="Arial" style:font-size-asian="9pt" style:font-name-complex="Arial" style:font-size-complex="9pt" style:font-style-complex="italic" style:font-weight-complex="bold"/>
    </style:style>
    <style:style style:name="T8" style:family="text">
      <style:text-properties style:font-name="Arial" fo:font-size="9pt" fo:font-style="italic" style:font-name-asian="Arial" style:font-size-asian="9pt" style:font-style-asian="italic" style:font-name-complex="Arial" style:font-size-complex="9pt" style:font-style-complex="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italic" style:font-style-asian="italic"/>
    </style:style>
    <style:style style:name="T12" style:family="text">
      <style:text-properties style:font-name="Georgia" style:text-underline-style="solid" style:text-underline-width="auto" style:text-underline-color="font-color" style:font-name-complex="Georgia"/>
    </style:style>
    <style:style style:name="T13" style:family="text">
      <style:text-properties style:font-name="Georgia" style:text-underline-style="solid" style:text-underline-width="auto" style:text-underline-color="font-color" fo:font-weight="bold" style:font-weight-asian="bold" style:font-name-complex="Georgia"/>
    </style:style>
    <style:style style:name="T14" style:family="text">
      <style:text-properties style:font-name="Georgia" fo:font-weight="bold" style:font-weight-asian="bold" style:font-name-complex="Georgia"/>
    </style:style>
    <style:style style:name="T15" style:family="text">
      <style:text-properties fo:color="#000000" style:font-name="Georgia" style:font-name-complex="Arial"/>
    </style:style>
    <style:style style:name="T16"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7" style:family="text">
      <style:text-properties fo:font-size="14pt" fo:font-weight="bold" style:font-size-asian="14pt" style:font-weight-asian="bold"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3pt" fo:font-weight="bold" style:font-size-asian="13pt" style:font-weight-asian="bold" style:font-size-complex="13pt"/>
    </style:style>
    <style:style style:name="T20" style:family="text">
      <style:text-properties style:font-name-asian="Calibri"/>
    </style:style>
    <style:style style:name="T21" style:family="text">
      <style:text-properties style:use-window-font-color="true" style:font-name="Calibri" fo:font-size="8pt" fo:language="fr" fo:country="FR" style:font-name-asian="Calibri" style:font-size-asian="8pt" style:language-asian="zh" style:country-asian="CN" style:font-name-complex="Calibri" style:font-size-complex="8pt" style:language-complex="ar" style:country-complex="SA"/>
    </style:style>
    <style:style style:name="T22" style:family="text">
      <style:text-properties style:use-window-font-color="true" style:font-name="Calibri" fo:font-size="8pt" fo:language="fr" fo:country="FR" style:text-underline-style="solid" style:text-underline-width="auto" style:text-underline-color="font-color" style:font-name-asian="Calibri" style:font-size-asian="8pt" style:language-asian="zh" style:country-asian="CN" style:font-name-complex="Calibri" style:font-size-complex="8pt" style:language-complex="ar" style:country-complex="SA"/>
    </style:style>
    <style:style style:name="T23" style:family="text">
      <style:text-properties style:use-window-font-color="true" style:font-name="Calibri" fo:font-size="11pt" fo:language="fr" fo:country="FR" style:font-name-asian="MS Mincho" style:font-size-asian="11pt" style:language-asian="zh" style:country-asian="CN" style:font-name-complex="Calibri" style:font-size-complex="11pt" style:language-complex="ar" style:country-complex="SA"/>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solid" svg:stroke-width="0.026cm" svg:stroke-color="#0000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able:table table:name="Table1" table:style-name="Table1">
        <table:table-column table:style-name="Table1.A"/>
        <table:table-column table:style-name="Table1.B"/>
        <table:table-row table:style-name="Table1.1">
          <table:table-cell table:style-name="Table1.A1" office:value-type="string">
            <text:p text:style-name="P59">BTS Services Informatiques aux Organisations</text:p>
          </table:table-cell>
          <table:table-cell table:style-name="Table1.A1" office:value-type="string">
            <text:p text:style-name="P68">IP FORMATION Session 2014-2016</text:p>
          </table:table-cell>
        </table:table-row>
      </table:table>
      <text:p text:style-name="P1"/>
      <text:p text:style-name="P69">Projet Personnalisé Encadré</text:p>
      <text:p text:style-name="P2"/>
      <text:p text:style-name="P3"/>
      <text:p text:style-name="P3"/>
      <text:p text:style-name="P3"/>
      <text:p text:style-name="P3"/>
      <text:p text:style-name="P3"/>
      <text:p text:style-name="P70">PPE 1 v0.3</text:p>
      <text:p text:style-name="P71"/>
      <text:p text:style-name="P72">.</text:p>
      <text:p text:style-name="P4"/>
      <text:p text:style-name="P30"/>
      <text:p text:style-name="P30">GESTION DES PANNES ET DYSFONCTIONNEMENTS DES ORDINATEURS PORTABLES</text:p>
      <text:p text:style-name="P31"/>
      <text:p text:style-name="P57">Le contexte</text:p>
      <text:p text:style-name="P67"/>
      <text:p text:style-name="P7">Votre centre de formation souhaite automatiser la gestion des pannes des ordinateurs remis à chaque stagiaire et à certains enseignants dès leur entrée en formation.</text:p>
      <text:p text:style-name="P7">Une telle gestion permettrait de garder la trace des dysfonctionnements de chaque poste afin de constituer une base de connaissances des problèmes rencontrés et de leur résolution. Une étude préalable a déjà été réalisée par un stagiaire qui vous a laissé ses remarques avant de quitter le centre :</text:p>
      <text:p text:style-name="P7">« <text:span text:style-name="T11">Le centre de formation remet à chaque stagiaire inscrit un PC portable. Les stagiaires sont répartis dans différentes sections : BacPro Commerce, bac pro Compta, BTS AG, BTS SIO, etc... Des portables sont aussi remis à certains enseignants.</text:span></text:p>
      <text:p text:style-name="P8">Chaque stagiaire possède donc un portable. Pour information, certains enseignants en possèdent aussi, mais on ne traitera pas cet aspect de l’organisation.</text:p>
      <text:p text:style-name="P8">Sur chaque portable, sont installés, à une date donnée, des logiciels. Ces derniers doivent être répertoriés aussi dans la base de manière à anticiper la mise en œuvre d’une gestion des licences.</text:p>
      <text:p text:style-name="P8">Les interventions sont de type matériel ou logiciel. Il faut cependant songer à étendre le nombre de types d’interventions. Ces interventions sont identifiées par un numéro et caractérisées par une date, le libellé du problème, le libellé de la solution, le temps passé à la résolution du problème. On admettra qu’une intervention ne peut avoir lieu qu’à une date donnée.</text:p>
      <text:p text:style-name="P8">Seuls les stagiaires en SIO sont habilités à réaliser des interventions.</text:p>
      <text:p text:style-name="P8">Une intervention ne peut être effectuée que par un seul stagiaire SIO, sur un seul portable, de manière à pouvoir générer des fiches d’intervention. Il faut aussi prévoir le remplacement d’un portable qui doit retourner au SAV du fournisseur. »</text:p>
      <text:p text:style-name="P7">Suite à cette réflexion, le stagiaire vous a laissé un Modèle Conceptuel des Données.</text:p>
      <text:p text:style-name="P32"/>
      <text:p text:style-name="P34">Vous êtes chargé(e) de participer à différentes missions.</text:p>
      <text:p text:style-name="P7"/>
      <text:p text:style-name="P7"/>
      <text:p text:style-name="P29">Partie 1 – Hébergement de l’application</text:p>
      <text:p text:style-name="P37">D1.1 - Analyse de la demande </text:p>
      <text:p text:style-name="P35"><text:span text:style-name="T16"><text:s/></text:span><text:span text:style-name="T5">A1.1.1 Analyse du cahier des charges d'un service à produire</text:span><text:span text:style-name="T16"> </text:span></text:p>
      <text:p text:style-name="P37">D1.2 - Choix d’une solution </text:p>
      <text:p text:style-name="P37">D3.1 - Conception d'une solution d'infrastructure </text:p>
      <text:p text:style-name="P35"><text:span text:style-name="T16"><text:s text:c="3"/></text:span><text:span text:style-name="T5">A3.1.1 Proposition d'une solution d'infrastructure </text:span></text:p>
      <text:p text:style-name="P35"><text:span text:style-name="T7"><text:s text:c="4"/></text:span><text:span text:style-name="T5">A3.1.3 Prise en compte du niveau de sécurité nécessaire à une infrastructure </text:span></text:p>
      <text:p text:style-name="P37">D3.2 - Installation d’une solution d’infrastructure </text:p>
      <text:p text:style-name="P37">D3.3 - Administration et supervision d'une infrastructure </text:p>
      <text:p text:style-name="P35"><text:span text:style-name="T7"><text:s text:c="2"/></text:span><text:span text:style-name="T5">A3.3.1 Administration sur site ou à distance des éléments d'un réseau, de serveurs, de services et d'équipements terminaux </text:span></text:p>
      <text:p text:style-name="P37">D5.1 - Gestion des configurations </text:p>
      <text:p text:style-name="P35"><text:span text:style-name="T16"><text:s text:c="2"/></text:span><text:span text:style-name="T5">A5.1.2 Recueil d'informations sur une configuration et ses éléments </text:span></text:p>
      <text:p text:style-name="P35"><text:span text:style-name="T7"><text:s/></text:span><text:span text:style-name="T5">A5.1.5 Évaluation d’un élément de configuration ou d’une configuration </text:span></text:p>
      <text:p text:style-name="P37">D5.2 - Gestion des compétences </text:p>
      <text:p text:style-name="P35"><text:span text:style-name="T7"><text:s text:c="3"/></text:span><text:span text:style-name="T5">A5.2.1 Exploitation des référentiels, normes et standards adoptés par le prestataire informatique </text:span></text:p>
      <text:p text:style-name="P38">A5.2.4 Étude d'une technologie, d'un composant, d'un outil ou d'une méthode</text:p>
      <text:p text:style-name="P32"/>
      <text:p text:style-name="P32">Le département technique du centre vous demande d’étudier, de proposer, et de chiffrer la solution matérielle retenu concernant le serveur destiné à héberger l’application, ainsi que d’y installer le système d’exploitation et les services appropriés.</text:p>
      <text:p text:style-name="P32"/>
      <text:p text:style-name="P41"/>
      <text:p text:style-name="P41">TRAVAIL À FAIRE </text:p>
      <text:p text:style-name="P32"/>
      <text:p text:style-name="P42">Mission 1 – Etude des ressources nécessaires</text:p>
      <text:p text:style-name="P32"/>
      <text:p text:style-name="P32">Le département technique vous demande d’étudier les besoins matériels et logiciels nécessaires à l’installation de la solution de gestion des pannes.</text:p>
      <text:p text:style-name="P32"/>
      <text:list xml:id="list5511059210673042407" text:style-name="WW8Num5">
        <text:list-item>
          <text:list>
            <text:list-item>
              <text:p text:style-name="P60">Réalisez l’inventaire des applications nécessaires au fonctionnement de l’application du coté serveur.</text:p>
            </text:list-item>
            <text:list-item>
              <text:p text:style-name="P60">Décrivez les besoins matériels nécessaires à la mise en place de l’application.</text:p>
            </text:list-item>
          </text:list>
        </text:list-item>
      </text:list>
      <text:p text:style-name="P36"/>
      <text:p text:style-name="P10"/>
      <text:p text:style-name="P10">Mission 2 – Proposer une solution chiffrée</text:p>
      <text:p text:style-name="P32">Le service technique vous demande de chiffrer et d’évaluer le budget nécessaire à la mise en place de cette solution.</text:p>
      <text:p text:style-name="P42"/>
      <text:list xml:id="list3285172434651839860" text:style-name="WW8Num8">
        <text:list-item>
          <text:list>
            <text:list-item>
              <text:p text:style-name="P61">A partir des besoins définis dans la question précédente, réalisez une proposition chiffrée du matériel à acquérir.</text:p>
            </text:list-item>
          </text:list>
        </text:list-item>
      </text:list>
      <text:p text:style-name="P32"/>
      <text:p text:style-name="P32"/>
      <text:p text:style-name="P40"/>
      <text:p text:style-name="P40"><text:soft-page-break/></text:p>
      <text:p text:style-name="P40"/>
      <text:p text:style-name="P40">Mission 3 – Installation du système et des applications </text:p>
      <text:p text:style-name="Standard"/>
      <text:p text:style-name="P32">La solution matérielle ayant été retenue, on vous demande de préparer votre serveur à l’accueil de l’application. Pour ce faire, vous devez installer le système d’exploitation, ainsi que les services nécessaires au bon fonctionnement de l’application. Enfin, vous devrez rédiger un descriptif technique de cette installation.</text:p>
      <text:p text:style-name="P32"/>
      <text:list xml:id="list5110292124092430753" text:style-name="WW8Num9">
        <text:list-item>
          <text:list>
            <text:list-item>
              <text:p text:style-name="P62">Sur le serveur retenu, installez le système d’exploitation, ainsi que les services et applications destinées à accueillir l’application d’automatisation de gestion des pannes.</text:p>
            </text:list-item>
            <text:list-item>
              <text:p text:style-name="P62">Réalisez un descriptif technique de cette mise en place.</text:p>
            </text:list-item>
            <text:list-item>
              <text:p text:style-name="P62">Effectuez les tests de bon fonctionnement.</text:p>
            </text:list-item>
          </text:list>
        </text:list-item>
      </text:list>
      <text:p text:style-name="P36"/>
      <text:p text:style-name="P36"/>
      <text:p text:style-name="P7"/>
      <text:p text:style-name="P27"/>
      <text:p text:style-name="P53">Partie 2 - Exploitation de la base de données</text:p>
      <text:p text:style-name="P9">D1.1 Analyse de la demande</text:p>
      <text:p text:style-name="P5">A1.1.1 analyse du cahier des charges d’un service à produire </text:p>
      <text:p text:style-name="P6">A1.1.3 Etude des exigences liées à la qualité attendue d’un service</text:p>
      <text:p text:style-name="P37">D4.1 Conception et réalisation d’une solution applicative</text:p>
      <text:p text:style-name="P39">A4.1.3 Conception ou adaptation d’une base de données</text:p>
      <text:p text:style-name="P37"/>
      <text:p text:style-name="P37">D5.2 Gestion des compétences</text:p>
      <text:p text:style-name="P39">A5 .2.1 Exploitation des référentiels, normes et standards adoptés par le prestataire informatique</text:p>
      <text:p text:style-name="P39"><text:tab/>A5.2.4 Etude d’une technologie, d’un composant, d’un outil ou d’une méthode</text:p>
      <text:p text:style-name="P41"/>
      <text:p text:style-name="P41"/>
      <text:p text:style-name="P41">TRAVAIL À FAIRE</text:p>
      <text:p text:style-name="P43"/>
      <text:p text:style-name="P43">Mission 1 – Analyser et améliorer un Modèle Conceptuel des Données (D1.1)</text:p>
      <text:p text:style-name="P32">Suite à cette réflexion, le stagiaire vous a laissé un Modèle Conceptuel des Données <text:span text:style-name="T10">(voir document 1 en annexe)</text:span></text:p>
      <text:p text:style-name="P32"/>
      <text:list xml:id="list1664258106721466402" text:style-name="WW8Num1">
        <text:list-item>
          <text:list>
            <text:list-item>
              <text:p text:style-name="P45">Etudiez ce schéma et vérifiez qu’il correspond bien au cahier des charges énoncé plus haut. Vous justifierez chaque anomalie que vous pourrez rencontrer.</text:p>
            </text:list-item>
            <text:list-item>
              <text:p text:style-name="P45">Expliquez la présence de la contrainte de partition entre entités notée XT.</text:p>
            </text:list-item>
            <text:list-item>
              <text:p text:style-name="P45">Réalisez le dictionnaire des données relatif au schéma conceptuel présenté par le stagiaire.</text:p>
            </text:list-item>
          </text:list>
        </text:list-item>
      </text:list>
      <text:p text:style-name="P32"/>
      <text:p text:style-name="P44">Mission 2 – <text:s/>Adapter et améliorer une base de données (D4.1)</text:p>
      <text:p text:style-name="P32"/>
      <text:p text:style-name="P7">La création du dictionnaire des données, effectuée plus haut, <text:s/>peut mettre en évidence le manque de certaines informations. </text:p>
      <text:list xml:id="list4850497352040729343" text:style-name="WW8Num3">
        <text:list-item>
          <text:list>
            <text:list-item>
              <text:p text:style-name="P46">Complétez le dictionnaire des données avec de nouvelles informations qui vous paraissent nécessaires. Justifiez vos choix.</text:p>
            </text:list-item>
            <text:list-item>
              <text:p text:style-name="P46">Réalisez le nouveau modèle conceptuel des données, corrigé et complété.</text:p>
            </text:list-item>
            <text:list-item>
              <text:p text:style-name="P46">Vous donnerez la liste des CIF (Contraintes d’intégrité fonctionnelles) et des CIM (Contraintes d’intégrité Multiple), en nommant les entités concernées par chacune d’elles.</text:p>
            </text:list-item>
            <text:list-item>
              <text:p text:style-name="P46">A partir de ce modèle conceptuel, maintenant corrigé et complété, vous réaliserez le modèle relationnel selon le modèle présenté ci-dessous.</text:p>
            </text:list-item>
          </text:list>
        </text:list-item>
      </text:list>
      <text:p text:style-name="P7"/>
      <text:p text:style-name="P7">INTERVENTION (IdIntervention, DateIntervention, MotifIntervention, SolutionIntervention, TempsPasse, IdTypeIntervention)</text:p>
      <text:p text:style-name="P34">IdIntervention : clé primaire</text:p>
      <text:p text:style-name="P34"/>
      <text:p text:style-name="P34">IdTypeIntervention : clé étrangère en référence à IdTypeIntervention de TYPEINTERVENTION</text:p>
      <text:p text:style-name="P7"><text:soft-page-break/></text:p>
      <text:p text:style-name="P11">Mission 3 – Implémenter une base de données (D5.2)</text:p>
      <text:list xml:id="list9065318263983145947" text:style-name="WW8Num2">
        <text:list-item>
          <text:list>
            <text:list-item>
              <text:p text:style-name="P47">Implémentez la base de données dans pgMyAdminIII à l’aide de scripts SQL. Chaque script sera sauvegardé sous un nom explicite. Vous utiliserez le langage de définition des données de SQL (LDD).</text:p>
            </text:list-item>
            <text:list-item>
              <text:p text:style-name="P47">Expliquez pourquoi vous devez respecter un ordre dans la création des tables. Vous mettrez en évidence le type de contrainte qui oblige à respecter cet ordre.</text:p>
            </text:list-item>
          </text:list>
        </text:list-item>
      </text:list>
      <text:p text:style-name="P54"/>
      <text:p text:style-name="P11"/>
      <text:p text:style-name="P11"/>
      <text:p text:style-name="P11">Mission 4 – Compléter une base de données (D5.2)</text:p>
      <text:list xml:id="list4354383792138890230" text:style-name="WW8Num4">
        <text:list-item>
          <text:list>
            <text:list-item>
              <text:p text:style-name="P48">Relevez l’ensemble des informations <text:span text:style-name="T9">réelles</text:span> concernant les stagiaires et les postes et créez une partie du contenu de la base de données à l’aide du Langage de manipulation des données (LMD). N’insérez que deux ou trois enregistrements par table. N’hésitez pas à consulter et interroger les partenaires impliqués dans le projet. De plus, vous pouvez créer un bordereau de collecte de ces informations.</text:p>
            </text:list-item>
            <text:list-item>
              <text:p text:style-name="P48">Quelle solution permettrait de rendre ce travail de saisie moins fastidieux pour un utilisateur ?</text:p>
            </text:list-item>
          </text:list>
        </text:list-item>
      </text:list>
      <text:p text:style-name="P54"/>
      <text:p text:style-name="P11">Mission 5 – Ecrire des requêtes SQL à l’aide du langage de manipulation des données (D5.2)</text:p>
      <text:list xml:id="list4819655295236363188" text:style-name="WW8Num6">
        <text:list-item>
          <text:list>
            <text:list-item>
              <text:p text:style-name="P49">Créez les requêtes SQL qui permettent d’afficher le contenu des tables de la base de données à l’aide du Langage de manipulation des données (LMD). Vous réaliserez les requêtes dans pgAdminIII et sauvegarderez les scripts de chaque requête sous un nom explicite.</text:p>
            </text:list-item>
          </text:list>
        </text:list-item>
      </text:list>
      <text:p text:style-name="P7"/>
      <text:p text:style-name="P11">Mission 6 – Assurer la sécurité des données (D1.1, D5.2)</text:p>
      <text:list xml:id="list954997114961542557" text:style-name="WW8Num11">
        <text:list-item>
          <text:list>
            <text:list-item>
              <text:p text:style-name="P50">Dans une courte note, vous expliquerez de quelle manière vous pouvez répondre à la règle de gestion suivante : « Une intervention ne peut être effectuée que par un seul stagiaire SIO, sur un seul portable, de manière à pouvoir générer des fiches d’intervention ». vous distinguerez les solutions proposées par le SGBDR et les solutions proposées par le langage SQL.</text:p>
            </text:list-item>
          </text:list>
        </text:list-item>
      </text:list>
      <text:p text:style-name="P51"/>
      <text:p text:style-name="P33"/>
      <text:p text:style-name="P53">Partie 3 - Conception de l'interface graphique</text:p>
      <text:p text:style-name="P9">D4.1 Conception et réalisation d'une solution applicative</text:p>
      <text:p text:style-name="P5">A4.1.6 Gestion d'environnement de développement et de test </text:p>
      <text:p text:style-name="P6">A4.1.7 Développement, utilisation ou adaptation de composant logiciels</text:p>
      <text:p text:style-name="P6"><text:tab/>A4.1.8 Réalisation des tests nécessaires à la validation d'éléments adaptés ou développés</text:p>
      <text:p text:style-name="P37">D5.2 Gestion des compétences</text:p>
      <text:p text:style-name="P39">A5 .2.1 Exploitation des référentiels, normes et standards adoptés par le prestataire informatique</text:p>
      <text:p text:style-name="P39"><text:tab/>A5.2.4 Etude d’une technologie, d’un composant, d’un outil ou d’une méthode</text:p>
      <text:p text:style-name="P35"/>
      <text:p text:style-name="P32"/>
      <text:p text:style-name="P32">Le département technique du centre a fait le point sur la situation et a proposé une solution logiciel afin de permettre l'accès à la base de données. Cette solution consiste à utiliser un navigateur, à partir de n'importe quel poste du réseau local du centre, <text:s/>à la place d'un client SQL. Un rapport est en cours de préparation par le département qui doit contenir une justification technique écrite de la solution choisie qui doit souligner son intérêt mais aussi ses insuffisances. </text:p>
      <text:p text:style-name="P32"/>
      <text:p text:style-name="P41"/>
      <text:p text:style-name="P41">TRAVAIL À FAIRE </text:p>
      <text:p text:style-name="P32"/>
      <text:p text:style-name="P42">Mission 1 – Justifier le choix d'une solution</text:p>
      <text:p text:style-name="P32"/>
      <text:p text:style-name="P32">On vous demande d'écrire un argumentaire technique intégrant un rappel du modèle client serveur et une explication de l'intérêt d'utiliser un navigateur à la place d'un client SQL.</text:p>
      <text:p text:style-name="P32"/>
      <text:p text:style-name="P32"/>
      <text:list xml:id="list5768809777452045357" text:style-name="WW8Num10">
        <text:list-item>
          <text:list>
            <text:list-item>
              <text:p text:style-name="P63">Rédiger une note (10 lignes maximum) expliquant pourquoi cette solution est plus <text:s text:c="2"/>appropriée que celle utilisant un client SQL. </text:p>
            </text:list-item>
            <text:list-item>
              <text:p text:style-name="P63">Décrire, éventuellement à l'aide d'un schéma, le dialogue qui s'établit entre un navigateur et un serveur de base de données lorsque le navigateur soumet un formulaire.</text:p>
            </text:list-item>
          </text:list>
        </text:list-item>
      </text:list>
      <text:p text:style-name="P36"/>
      <text:p text:style-name="P42"/>
      <text:p text:style-name="P10"/>
      <text:p text:style-name="P10"/>
      <text:p text:style-name="P28"/>
      <text:p text:style-name="P10">Mission 2 – Prototyper la solution choisie</text:p>
      <text:p text:style-name="P32">Le département technique du centre souhaite s'assurer de la faisabilité de la solution choisie en mettant en place un prototype. On vous charge de sa réalisation.</text:p>
      <text:p text:style-name="P32"/>
      <text:p text:style-name="P42"/>
      <text:list xml:id="list4786334280263942534" text:style-name="WW8Num7">
        <text:list-item>
          <text:list>
            <text:list-item>
              <text:p text:style-name="P64">Rédiger une note simple listant les composants logiciels dont vous avez besoin pour monter votre environnement de tests. </text:p>
            </text:list-item>
            <text:list-item>
              <text:p text:style-name="P64">Procéder à la mise en place de votre environnement de tests sur votre poste de travail.</text:p>
            </text:list-item>
          </text:list>
        </text:list-item>
      </text:list>
      <text:p text:style-name="P32"/>
      <text:p text:style-name="P32"/>
      <text:p text:style-name="P40"/>
      <text:p text:style-name="P40">Mission 3 – Conception de l'interface graphique </text:p>
      <text:p text:style-name="Standard"/>
      <text:p text:style-name="P32">Afin de permettre l'accès à la base en utilisant un formulaire HTML, le département technique décide de développer des programmes CGI et vous charge de la conception du formulaire. </text:p>
      <text:p text:style-name="P32"/>
      <text:p text:style-name="P32">Pour ce faire, il a été décidé de travailler sur le formulaire nécessaire pour la création d'une fiche d'intervention.</text:p>
      <text:p text:style-name="P32"/>
      <text:p text:style-name="P65">3.3 Recenser toutes les informations nécessaires à saisir pour la création d'une fiche d'intervention et implémenter ces informations sous forme de formulaire HTML.</text:p>
      <text:p text:style-name="P36"/>
      <text:p text:style-name="P52"/>
      <text:p text:style-name="P55">Dossier fourni pour réaliser les missions de la partie 2</text:p>
      <text:p text:style-name="P56"/>
      <text:p text:style-name="P34"><text:span text:style-name="T13">Document 1</text:span><text:span text:style-name="T14"> : Ebauche du Modèle Conceptuel de Données à interpréter et modifier</text:span></text:p>
      <text:p text:style-name="P66"/>
      <text:p text:style-name="Standard"/>
      <text:p text:style-name="P12"><draw:g text:anchor-type="char" draw:z-index="14" draw:style-name="gr1"><draw:custom-shape draw:style-name="gr2" draw:text-style-name="P73" svg:width="2.807cm" svg:height="2.364cm" svg:x="3.484cm" svg:y="-0.485cm"><text:p text:style-name="P73"><text:span text:style-name="T21">PERSONNE</text:span></text:p><text:p text:style-name="P74"><text:span text:style-name="T22">NomPersonne</text:span></text:p><text:p text:style-name="P74"><text:span text:style-name="T21">PrenomPerson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3.484cm" svg:y1="0.233cm" svg:x2="6.304cm" svg:y2="0.217cm" svg:d="M3484 233h1409v-16h1411"><text:p/></draw:connector></draw:g><draw:connector text:anchor-type="char" draw:z-index="24" draw:style-name="gr5" draw:text-style-name="P75" svg:x1="6.295cm" svg:y1="0.656cm" svg:x2="13.268cm" svg:y2="2.817cm" svg:d="M6295 656h3486v2161h3487"><text:p/></draw:connector></text:p>
      <text:p text:style-name="P13"><draw:connector text:anchor-type="char" draw:z-index="19" draw:style-name="gr5" draw:text-style-name="P75" svg:x1="3.491cm" svg:y1="0.843cm" svg:x2="2.42cm" svg:y2="2.3cm" svg:d="M3491 843h-535v1457h-536"><text:p/></draw:connector><text:tab/>0,1</text:p>
      <text:p text:style-name="P12"><draw:custom-shape text:anchor-type="char" draw:z-index="4" draw:style-name="gr4" draw:text-style-name="P74" svg:width="3.379cm" svg:height="2.513cm" svg:x="13.263cm" svg:y="0.095cm"><text:p text:style-name="P74"><text:span text:style-name="T21">Posseder</text:span></text:p><text:p text:style-name="P74"><text:span text:style-name="T23"/></text:p><text:p text:style-name="P74"><text:span text:style-name="T21">DateAttribution</text:span></text:p><text:p text:style-name="P74"><text:span text:style-name="T21">DateRestitution</text:span></text:p><text:p text:style-name="P73"><text:span text:style-name="T2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style-name="gr4" draw:text-style-name="P73" svg:width="1.041cm" svg:height="0.78cm" svg:x="3.701cm" svg:y="0.545cm"><text:p text:style-name="P73"><text:span text:style-name="T21">XTtT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20" draw:style-name="gr5" draw:text-style-name="P75" svg:x1="4.981cm" svg:y1="0.088cm" svg:x2="6.301cm" svg:y2="1.402cm" svg:d="M4981 88h660v1314h660"><text:p/></draw:connector><draw:connector text:anchor-type="char" draw:z-index="21" draw:style-name="gr5" draw:text-style-name="P75" svg:x1="2.926cm" svg:y1="0.818cm" svg:x2="3.706cm" svg:y2="0.826cm" svg:d="M2926 818h390v8h390"><text:p/></draw:connector><draw:connector text:anchor-type="char" draw:z-index="22" draw:style-name="gr5" draw:text-style-name="P75" svg:x1="4.741cm" svg:y1="0.818cm" svg:x2="5.68cm" svg:y2="0.826cm" svg:d="M4741 818h470v8h469"><text:p/></draw:connector></text:p>
      <text:p text:style-name="Standard"><draw:g text:anchor-type="char" draw:z-index="0" draw:style-name="gr1"><draw:custom-shape draw:style-name="gr2" draw:text-style-name="P73" svg:width="2.807cm" svg:height="2.364cm" svg:x="5.082cm" svg:y="0.499cm"><text:p text:style-name="P73"><text:span text:style-name="T21">APPRENANT</text:span></text:p><text:p text:style-name="P74"><text:span text:style-name="T22">DateEntre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5.082cm" svg:y1="1.212cm" svg:x2="7.902cm" svg:y2="1.199cm" svg:d="M5082 1212h1409v-13h1411"><text:p/></draw:connector></draw:g><draw:g text:anchor-type="char" draw:z-index="13" draw:style-name="gr1"><draw:custom-shape draw:style-name="gr2" draw:text-style-name="P73" svg:width="2.807cm" svg:height="2.364cm" svg:x="0.115cm" svg:y="0.499cm"><text:p text:style-name="P73"><text:span text:style-name="T21">ENSEIGNANT</text:span></text:p><text:p text:style-name="P74"><text:span text:style-name="T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0.115cm" svg:y1="1.212cm" svg:x2="2.935cm" svg:y2="1.199cm" svg:d="M115 1212h1409v-13h1411"><text:p/></draw:connector></draw:g><draw:connector text:anchor-type="char" draw:z-index="17" draw:style-name="gr5" draw:text-style-name="P75" svg:x1="13.263cm" svg:y1="0.108cm" svg:x2="16.644cm" svg:y2="0.123cm" svg:d="M13263 108h1689v15h1692"><text:p/></draw:connector></text:p>
      <text:p text:style-name="P14"><draw:custom-shape text:anchor-type="char" draw:z-index="2" draw:style-name="gr4" draw:text-style-name="P73" svg:width="2.502cm" svg:height="1.121cm" svg:x="9.081cm" svg:y="0.534cm"><text:p text:style-name="P73"><text:span text:style-name="T21">Apparteni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26" draw:style-name="gr5" draw:text-style-name="P75" svg:x1="15.379cm" svg:y1="0.811cm" svg:x2="14.353cm" svg:y2="5.77cm" svg:d="M15379 811h-513v4959h-513"><text:p/></draw:connector><text:tab/> <text:s text:c="4"/>1,1</text:p>
      <text:p text:style-name="P15"><draw:connector text:anchor-type="char" draw:z-index="16" draw:style-name="gr5" draw:text-style-name="P75" svg:x1="11.46cm" svg:y1="0.494cm" svg:x2="11.889cm" svg:y2="1.556cm" svg:d="M11460 494h213v1062h216"><text:p/></draw:connector><draw:connector text:anchor-type="char" draw:z-index="23" draw:style-name="gr5" draw:text-style-name="P75" svg:x1="7.893cm" svg:y1="0.085cm" svg:x2="9.086cm" svg:y2="0.143cm" svg:d="M7893 85h597v58h596"><text:p/></draw:connector><text:tab/>0,1</text:p>
      <text:p text:style-name="P16"><draw:g text:anchor-type="char" draw:z-index="1" draw:style-name="gr1"><draw:custom-shape draw:style-name="gr2" draw:text-style-name="P73" svg:width="2.881cm" svg:height="2.364cm" svg:x="10.661cm" svg:y="0.644cm"><text:p text:style-name="P73"><text:span text:style-name="T21">SECTION</text:span></text:p><text:p text:style-name="P74"><text:span text:style-name="T21">IdSection</text:span></text:p><text:p text:style-name="P74"><text:span text:style-name="T21">NiveauSection</text:span></text:p><text:p text:style-name="P74"><text:span text:style-name="T21">SpecialiteSe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10.661cm" svg:y1="1.356cm" svg:x2="13.555cm" svg:y2="1.341cm" svg:d="M10661 1356h1446v-15h1448"><text:p/></draw:connector></draw:g><draw:connector text:anchor-type="char" draw:z-index="25" draw:style-name="gr5" draw:text-style-name="P75" svg:x1="5.676cm" svg:y1="0.176cm" svg:x2="2.926cm" svg:y2="4.678cm" svg:d="M5676 176h-1374v4502h-1376"><text:p/></draw:connector><text:tab/>1,n</text:p>
      <text:p text:style-name="P17"><text:tab/></text:p>
      <text:p text:style-name="Standard"/>
      <text:p text:style-name="P18"><text:tab/></text:p>
      <text:p text:style-name="P19"><draw:g text:anchor-type="char" draw:z-index="3" draw:style-name="gr1"><draw:custom-shape draw:style-name="gr2" draw:text-style-name="P73" svg:width="2.881cm" svg:height="2.364cm" svg:x="12.836cm" svg:y="0.379cm"><text:p text:style-name="P73"><text:span text:style-name="T21">PORTABLE</text:span></text:p><text:p text:style-name="P74"><text:span text:style-name="T21">IdPortable</text:span></text:p><text:p text:style-name="P74"><text:span text:style-name="T21">NroSerie</text:span></text:p><text:p text:style-name="P74"><text:span text:style-name="T21">Mar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12.832cm" svg:y1="1.097cm" svg:x2="15.727cm" svg:y2="1.081cm" svg:d="M12832 1097h1447v-16h1448"><text:p/></draw:connector></draw:g><text:tab/>0,n</text:p>
      <text:p text:style-name="P20"><text:span text:style-name="T20"><text:s text:c="147"/></text:span><draw:custom-shape text:anchor-type="char" draw:z-index="7" draw:style-name="gr4" draw:text-style-name="P73" svg:width="2.502cm" svg:height="1.121cm" svg:x="1.307cm" svg:y="0.192cm"><text:p text:style-name="P73"><text:span text:style-name="T21">Interveni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0"> </text:span><text:tab/>0,1</text:p>
      <text:p text:style-name="Standard"><draw:connector text:anchor-type="char" draw:z-index="9" draw:style-name="gr5" draw:text-style-name="P75" svg:x1="2.681cm" svg:y1="0.415cm" svg:x2="3.194cm" svg:y2="2.395cm" svg:d="M2681 415h256v1980h257"><text:p/></draw:connector></text:p>
      <text:p text:style-name="P21"><draw:custom-shape text:anchor-type="char" draw:z-index="5" draw:style-name="gr4" draw:text-style-name="P74" svg:width="2.502cm" svg:height="1.384cm" svg:x="12.659cm" svg:y="0.736cm"><text:p text:style-name="P74"><text:span text:style-name="T21">Installer</text:span></text:p><text:p text:style-name="P74"><text:span text:style-name="T21">DateInstall</text:span></text:p><text:p text:style-name="P73"><text:span text:style-name="T23"/></text:p><text:p text:style-name="P73"><text:span text:style-name="T23"/></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27" draw:style-name="gr5" draw:text-style-name="P75" svg:x1="14.115cm" svg:y1="0.056cm" svg:x2="13.956cm" svg:y2="0.741cm" svg:d="M14115 56h-80v685h-79"><text:p/></draw:connector><text:tab/>1,1<text:tab/><text:tab/>1,n</text:p>
      <text:p text:style-name="P22"><draw:g text:anchor-type="char" draw:z-index="8" draw:style-name="gr1"><draw:custom-shape draw:style-name="gr2" draw:text-style-name="P73" svg:width="3.257cm" svg:height="3.343cm" svg:x="1.725cm" svg:y="0.586cm"><text:p text:style-name="P73"><text:span text:style-name="T21">INTERVENTION</text:span></text:p><text:p text:style-name="P74"><text:span text:style-name="T22">IdIntervention</text:span></text:p><text:p text:style-name="P74"><text:span text:style-name="T21">DateIntervention</text:span></text:p><text:p text:style-name="P74"><text:span text:style-name="T21">MotifIntervention</text:span></text:p><text:p text:style-name="P74"><text:span text:style-name="T21">SolutionInterven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1.711cm" svg:y1="1.593cm" svg:x2="4.981cm" svg:y2="1.577cm" svg:d="M1711 1593h1635v-16h1635"><text:p/></draw:connector></draw:g> <text:s text:c="111"/></text:p>
      <text:p text:style-name="P23"><draw:connector text:anchor-type="char" draw:z-index="28" draw:style-name="gr5" draw:text-style-name="P75" svg:x1="13.956cm" svg:y1="0.323cm" svg:x2="14.115cm" svg:y2="0.935cm" svg:d="M13956 323h79v612h80"><text:p/></draw:connector><text:tab/><text:tab/> <text:s/>0,n</text:p>
      <text:p text:style-name="P24"><draw:g text:anchor-type="char" draw:z-index="6" draw:style-name="gr1"><draw:custom-shape draw:style-name="gr2" draw:text-style-name="P73" svg:width="2.881cm" svg:height="2.864cm" svg:x="12.493cm" svg:y="0.032cm"><text:p text:style-name="P73"><text:span text:style-name="T21">LOGICIEL</text:span></text:p><text:p text:style-name="P74"><text:span text:style-name="T22">NomLogiciel</text:span></text:p><text:p text:style-name="P74"><text:span text:style-name="T21">TypeLogiciel</text:span></text:p><text:p text:style-name="P74"><text:span text:style-name="T21">EditeurLogiciel</text:span></text:p><text:p text:style-name="P74"><text:span text:style-name="T23"/></text:p><text:p text:style-name="P74"><text:span text:style-name="T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12.481cm" svg:y1="0.893cm" svg:x2="15.376cm" svg:y2="0.875cm" svg:d="M12481 893h1447v-18h1448"><text:p/></draw:connector></draw:g></text:p>
      <text:p text:style-name="Standard"/>
      <text:p text:style-name="Standard"><draw:connector text:anchor-type="char" draw:z-index="12" draw:style-name="gr5" draw:text-style-name="P75" svg:x1="2.935cm" svg:y1="0.344cm" svg:x2="2.951cm" svg:y2="1.404cm" svg:d="M2935 344h7v1060h9"><text:p/></draw:connector></text:p>
      <text:p text:style-name="P25"><draw:custom-shape text:anchor-type="char" draw:z-index="10" draw:style-name="gr4" draw:text-style-name="P74" svg:width="2.834cm" svg:height="1.904cm" svg:x="1.408cm" svg:y="0.501cm"><text:p text:style-name="P74"><text:span text:style-name="T21">Concerner</text:span></text:p><text:p text:style-name="P74"><text:span text:style-name="T23"/></text:p><text:p text:style-name="P73"><text:span text:style-name="T21">TempsPasse</text:span></text:p><text:p text:style-name="P73"><text:span text:style-name="T23"/></text:p><draw:enhanced-geometry svg:viewBox="0 0 21600 21600" draw:glue-points="10800 0 3163 3163 0 10800 3163 18437 10800 21600 18437 18437 21600 10800 18437 3163" draw:text-areas="3163 3163 18437 18437" draw:type="ellipse" draw:enhanced-path="U 10800 10800 10800 10800 0 360 Z N"/></draw:custom-shape><draw:g text:anchor-type="char" draw:z-index="11" draw:style-name="gr1"><draw:custom-shape draw:style-name="gr2" draw:text-style-name="P73" svg:width="3.483cm" svg:height="1.9cm" svg:x="7.167cm" svg:y="0.351cm"><text:p text:style-name="P73"><text:span text:style-name="T21">TYPEINTERVENTION</text:span></text:p><text:p text:style-name="P74"><text:span text:style-name="T22">IdTypeIntervention</text:span></text:p><text:p text:style-name="P74"><text:span text:style-name="T21">NomTypeIntervention</text:span></text:p><text:p text:style-name="P74"><text:span text:style-name="T23"/></text:p><text:p text:style-name="P74"><text:span text:style-name="T2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75" svg:x1="7.163cm" svg:y1="0.917cm" svg:x2="10.664cm" svg:y2="0.907cm" svg:d="M7163 917h1750v-10h1751"><text:p/></draw:connector></draw:g><text:tab/>1,1</text:p>
      <text:p text:style-name="P12"><draw:connector text:anchor-type="char" draw:z-index="18" draw:style-name="gr5" draw:text-style-name="P75" svg:x1="1.408cm" svg:y1="0.259cm" svg:x2="4.242cm" svg:y2="0.275cm" svg:d="M1408 259h1416v16h1418"><text:p/></draw:connector><draw:connector text:anchor-type="char" draw:z-index="29" draw:style-name="gr5" draw:text-style-name="P75" svg:x1="4.24cm" svg:y1="0.512cm" svg:x2="7.168cm" svg:y2="0.519cm" svg:d="M4240 512h1464v7h1464"><text:p/></draw:connector></text:p>
      <text:p text:style-name="P26"><text:tab/><text:tab/>0,n</text:p>
      <text:p text:style-name="Standard"/>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Hei" svg:font-family="Hei" style:font-pitch="variable"/>
    <style:font-face style:name="Cambria" svg:font-family="Cambria" style:font-family-generic="roman" style:font-pitch="variable"/>
    <style:font-face style:name="Georgia" svg:font-family="Georgia" style:font-family-generic="roman" style:font-pitch="variable"/>
    <style:font-face style:name="Mangal2"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MS Mincho"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6cm" fo:margin-bottom="0.106cm" fo:line-height="100%" style:text-autospace="none"/>
      <style:text-properties style:font-name="Times New Roman" fo:font-size="12pt" style:font-size-asian="12pt" style:font-name-complex="Times New Roman"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Titre3"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Légend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Titre2" style:family="paragraph" style:parent-style-name="Standard" style:next-style-name="Text_20_body">
      <style:paragraph-properties fo:margin-top="0.423cm" fo:margin-bottom="0.212cm" fo:keep-with-next="always"/>
      <style:text-properties style:font-name="Arial" fo:font-size="14pt" style:font-name-asian="Hei" style:font-size-asian="14pt" style:font-name-complex="Arial"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Hei" style:font-size-asian="14pt" style:font-name-complex="Arial"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Paragraphe_20_de_20_liste" style:display-name="Paragraphe de liste"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318cm" fo:margin-bottom="0.318cm" fo:line-height="100%"/>
      <style:text-properties style:font-name="Times New Roman" fo:font-size="12pt" style:font-size-asian="12pt" style:font-name-complex="Times New Roman" style:font-size-complex="12pt"/>
    </style:style>
    <style:style style:name="Sans_20_interligne" style:display-name="Sans interligne" style:family="paragraph" style:parent-style-name="Standard">
      <style:paragraph-properties fo:margin-top="0cm" fo:margin-bottom="0cm" fo:line-height="100%"/>
      <style:text-properties style:font-name="Cambria" style:font-name-complex="Cambria"/>
    </style:style>
    <style:style style:name="Footer" style:family="paragraph" style:parent-style-name="Standard" style:class="extra">
      <style:paragraph-properties fo:margin-top="0cm" fo:margin-bottom="0cm" fo:line-height="100%"/>
    </style:style>
    <style:style style:name="Coefficient" style:family="paragraph" style:parent-style-name="Standard">
      <style:paragraph-properties fo:margin-top="0cm" fo:margin-bottom="0cm" fo:line-height="100%" fo:text-align="end" style:justify-single-word="false" style:text-autospace="none"/>
      <style:text-properties style:font-name="Times New Roman" fo:font-size="12pt" fo:font-weight="bold" style:font-size-asian="12pt" style:font-weight-asian="bold" style:font-name-complex="Times New Roman" style:font-size-complex="12pt" style:font-weight-complex="bold"/>
    </style:style>
    <style:style style:name="ÉTUDE_20_DE_20_CAS" style:display-name="ÉTUDE DE CAS" style:family="paragraph" style:parent-style-name="Standard">
      <style:paragraph-properties fo:margin-left="4.001cm" fo:margin-right="4.001cm" fo:margin-top="0cm" fo:margin-bottom="0cm" fo:line-height="100%" fo:text-align="center" style:justify-single-word="false" fo:text-indent="0cm" style:auto-text-indent="false" style:text-autospace="none"/>
      <style:text-properties fo:text-transform="uppercase" style:font-name="Times New Roman" fo:font-size="20pt" fo:letter-spacing="0.035cm" fo:font-weight="bold" style:font-size-asian="20pt" style:font-weight-asian="bold" style:font-name-complex="Times New Roman" style:font-size-complex="20pt" style:font-weight-complex="bold"/>
    </style:style>
    <style:style style:name="CAS_20_..." style:display-name="CAS ..." style:family="paragraph" style:parent-style-name="Standard">
      <style:paragraph-properties fo:margin-left="4.001cm" fo:margin-right="4.001cm" fo:margin-top="0cm" fo:margin-bottom="0cm" fo:line-height="100%" fo:text-align="center" style:justify-single-word="false" fo:text-indent="0cm" style:auto-text-indent="false" fo:background-color="#cccccc" style:text-autospace="none">
        <style:background-image/>
      </style:paragraph-properties>
      <style:text-properties fo:text-transform="uppercase" style:font-name="Times New Roman" fo:font-size="24pt" fo:letter-spacing="0.053cm" fo:font-weight="bold" style:font-size-asian="24pt" style:font-weight-asian="bold" style:font-name-complex="Times New Roman" style:font-size-complex="24pt" style:font-weight-complex="bold"/>
    </style:style>
    <style:style style:name="énumération" style:family="paragraph" style:parent-style-name="Standard">
      <style:paragraph-properties fo:margin-left="1.136cm" fo:margin-right="0cm" fo:margin-top="0cm" fo:margin-bottom="0cm" fo:line-height="100%" fo:text-indent="0cm" style:auto-text-indent="false" style:text-autospace="none"/>
      <style:text-properties style:font-name="Times New Roman" fo:font-size="12pt" style:font-size-asian="12pt" style:font-name-complex="Times New Roman" style:font-size-complex="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style:text-properties fo:font-weight="bold" style:font-weight-asian="bold" style:font-weight-complex="bold"/>
    </style:style>
    <style:style style:name="Header" style:family="paragraph" style:parent-style-name="Standard" style:class="extra">
      <style:paragraph-properties text:number-lines="false" text:line-number="0"/>
    </style:style>
    <style:style style:name="Footnote" style:family="paragraph" style:parent-style-name="Standard" style:class="extra">
      <style:paragraph-properties fo:margin-top="0cm" fo:margin-bottom="0cm" fo:line-height="100%"/>
      <style:text-properties style:font-name="Times" fo:font-size="10pt" style:font-name-asian="Times" style:font-size-asian="10pt" style:font-name-complex="Tim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Times New 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mplex="Times New Roman"/>
    </style:style>
    <style:style style:name="WW8Num5z1" style:family="text">
      <style:text-properties fo:font-style="italic" style:font-style-asian="italic"/>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Times New Roman"/>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mplex="Times New Roma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mplex="Times New Roman"/>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mplex="Times New Roman"/>
    </style:style>
    <style:style style:name="WW8Num9z1" style:family="text">
      <style:text-properties style:font-name="Calibri" fo:font-style="italic" fo:font-weight="normal" style:font-style-asian="italic" style:font-weight-asian="normal" style:font-name-complex="Calibri"/>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ize="12pt" fo:font-style="normal" style:font-size-asian="12pt" style:font-style-asian="normal" style:font-name-complex="Times New Roman"/>
    </style:style>
    <style:style style:name="WW8Num10z1" style:family="text">
      <style:text-properties style:font-name="Calibri" fo:font-size="12pt" fo:font-style="italic" fo:font-weight="normal" style:font-size-asian="12pt" style:font-style-asian="italic" style:font-weight-asian="normal" style:font-name-complex="Calibri" style:font-size-complex="12pt"/>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Times New Roman"/>
    </style:style>
    <style:style style:name="WW8Num11z1" style:family="text">
      <style:text-properties style:font-name="Calibri" fo:font-weight="normal" style:font-weight-asian="normal" style:font-name-complex="Calibri"/>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mplex="Times New Roman"/>
    </style:style>
    <style:style style:name="WW8Num12z1" style:family="text">
      <style:text-properties style:font-name="Calibri" fo:font-size="12pt" fo:font-weight="normal" style:font-size-asian="12pt" style:font-weight-asian="normal" style:font-name-complex="Calibri" style:font-size-complex="12pt"/>
    </style:style>
    <style:style style:name="WW8Num12z2" style:family="text">
      <style:text-properties style:font-name="Wingdings" fo:font-size="10pt" style:font-size-asian="10pt" style:font-name-complex="Wingdings"/>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Police_20_par_20_défaut" style:display-name="Police par défaut" style:family="text"/>
    <style:style style:name="Police_20_par_20_défaut3" style:display-name="Police par défaut3" style:family="text"/>
    <style:style style:name="Police_20_par_20_défaut2" style:display-name="Police par défaut2" style:family="text"/>
    <style:style style:name="WW8Num13z0" style:family="text">
      <style:text-properties style:font-name-complex="Times New Roman"/>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complex="Times New Roman"/>
    </style:style>
    <style:style style:name="Police_20_par_20_défaut1" style:display-name="Police par défaut1" style:family="text"/>
    <style:style style:name="Sans_20_interligne_20_Car" style:display-name="Sans interligne Car" style:family="text">
      <style:text-properties style:font-name="Cambria" fo:font-size="11pt" fo:language="fr" fo:country="FR" style:font-size-asian="11pt" style:font-name-complex="Times New Roman" style:font-size-complex="11pt" style:language-complex="ar" style:country-complex="SA"/>
    </style:style>
    <style:style style:name="Footer_20_Char" style:display-name="Footer Char" style:family="text">
      <style:text-properties style:font-name="Calibri" style:font-name-complex="Times New Roman"/>
    </style:style>
    <style:style style:name="Pied_20_de_20_page_20_Car" style:display-name="Pied de page Car" style:family="text">
      <style:text-properties style:font-name="Calibri" fo:font-size="11pt" fo:language="fr" fo:country="FR" style:font-size-asian="11pt" style:font-name-complex="Times New Roman" style:font-size-complex="11pt" style:language-complex="ar" style:country-complex="SA"/>
    </style:style>
    <style:style style:name="Marque_20_de_20_commentaire1" style:display-name="Marque de commentaire1" style:family="text">
      <style:text-properties fo:font-size="8pt" style:font-size-asian="8pt" style:font-name-complex="Times New Roman" style:font-size-complex="8pt"/>
    </style:style>
    <style:style style:name="Body_20_Text_20_Char" style:display-name="Body Text Char" style:family="text">
      <style:text-properties style:font-name="Calibri" style:font-name-complex="Times New Roman"/>
    </style:style>
    <style:style style:name="Corps_20_de_20_texte_20_Car" style:display-name="Corps de texte Car" style:family="text">
      <style:text-properties fo:font-size="12pt" fo:language="fr" fo:country="FR" style:font-name-asian="Times New Roman" style:font-size-asian="12pt" style:font-name-complex="Times New Roman" style:font-size-complex="12pt" style:language-complex="ar" style:country-complex="SA"/>
    </style:style>
    <style:style style:name="Strong_20_Emphasis" style:display-name="Strong Emphasis" style:family="text">
      <style:text-properties fo:font-weight="bold" style:font-weight-asian="bold" style:font-name-complex="Times New Roman" style:font-weight-complex="bold"/>
    </style:style>
    <style:style style:name="Texte_20_de_20_bulles_20_Car" style:display-name="Texte de bulles Car" style:family="text">
      <style:text-properties fo:font-size="1pt" style:font-size-asian="1pt" style:font-name-complex="Times New Roman"/>
    </style:style>
    <style:style style:name="Caractères_20_de_20_numérotation" style:display-name="Caractères de numérotation" style:family="text"/>
    <style:style style:name="Note_20_de_20_bas_20_de_20_page_20_Car" style:display-name="Note de bas de page Car" style:family="text" style:parent-style-name="Police_20_par_20_défaut2">
      <style:text-properties style:font-name="Times" style:font-name-asian="Times" style:font-name-complex="Times"/>
    </style:style>
    <style:style style:name="Caractères_20_de_20_note_20_de_20_bas_20_de_20_page" style:display-name="Caractères de note de bas de page" style:family="text" style:parent-style-name="Police_20_par_20_défaut2">
      <style:text-properties style:text-position="super 58%"/>
    </style:style>
    <style:style style:name="Appel_20_note_20_de_20_bas_20_de_20_p.1" style:display-name="Appel note de bas de p.1" style:family="text">
      <style:text-properties style:text-position="super 58%"/>
    </style:style>
    <style:style style:name="Caractères_20_de_20_note_20_de_20_fin" style:display-name="Caractères de note de fin" style:family="text">
      <style:text-properties style:text-position="super 58%"/>
    </style:style>
    <style:style style:name="WW-Caractères_20_de_20_note_20_de_20_fin" style:display-name="WW-Caractères de note de fin"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5.038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27cm" fo:margin-left="6.922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905cm" fo:margin-left="9.44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1.905cm" fo:margin-left="11.324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54cm" fo:margin-left="13.843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15.727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54cm" fo:margin-left="1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text:style-name="WW8Num3z2" style:num-format="1" text:display-levels="3">
        <style:list-level-properties text:list-level-position-and-space-mode="label-alignment">
          <style:list-level-label-alignment text:label-followed-by="listtab" fo:text-indent="-1.27cm" fo:margin-left="5.038cm"/>
        </style:list-level-properties>
      </text:list-level-style-number>
      <text:list-level-style-number text:level="4" text:style-name="WW8Num3z3" style:num-format="1" text:display-levels="4">
        <style:list-level-properties text:list-level-position-and-space-mode="label-alignment">
          <style:list-level-label-alignment text:label-followed-by="listtab" fo:text-indent="-1.27cm" fo:margin-left="6.922cm"/>
        </style:list-level-properties>
      </text:list-level-style-number>
      <text:list-level-style-number text:level="5" text:style-name="WW8Num3z4" style:num-format="1" text:display-levels="5">
        <style:list-level-properties text:list-level-position-and-space-mode="label-alignment">
          <style:list-level-label-alignment text:label-followed-by="listtab" fo:text-indent="-1.905cm" fo:margin-left="9.44cm"/>
        </style:list-level-properties>
      </text:list-level-style-number>
      <text:list-level-style-number text:level="6" text:style-name="WW8Num3z5" style:num-format="1" text:display-levels="6">
        <style:list-level-properties text:list-level-position-and-space-mode="label-alignment">
          <style:list-level-label-alignment text:label-followed-by="listtab" fo:text-indent="-1.905cm" fo:margin-left="11.324cm"/>
        </style:list-level-properties>
      </text:list-level-style-number>
      <text:list-level-style-number text:level="7" text:style-name="WW8Num3z6" style:num-format="1" text:display-levels="7">
        <style:list-level-properties text:list-level-position-and-space-mode="label-alignment">
          <style:list-level-label-alignment text:label-followed-by="listtab" fo:text-indent="-2.54cm" fo:margin-left="13.843cm"/>
        </style:list-level-properties>
      </text:list-level-style-number>
      <text:list-level-style-number text:level="8" text:style-name="WW8Num3z7" style:num-format="1" text:display-levels="8">
        <style:list-level-properties text:list-level-position-and-space-mode="label-alignment">
          <style:list-level-label-alignment text:label-followed-by="listtab" fo:text-indent="-2.54cm" fo:margin-left="15.727cm"/>
        </style:list-level-properties>
      </text:list-level-style-number>
      <text:list-level-style-number text:level="9" text:style-name="WW8Num3z8" style:num-format="1" text:display-levels="9">
        <style:list-level-properties text:list-level-position-and-space-mode="label-alignment">
          <style:list-level-label-alignment text:label-followed-by="listtab" fo:text-indent="-2.54cm" fo:margin-left="1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format="1" text:start-value="3" text:display-levels="2">
        <style:list-level-properties text:list-level-position-and-space-mode="label-alignment">
          <style:list-level-label-alignment text:label-followed-by="listtab" fo:text-indent="-0.635cm" fo:margin-left="2.519cm"/>
        </style:list-level-properties>
      </text:list-level-style-number>
      <text:list-level-style-number text:level="3" text:style-name="WW8Num4z2" style:num-format="1" text:display-levels="3">
        <style:list-level-properties text:list-level-position-and-space-mode="label-alignment">
          <style:list-level-label-alignment text:label-followed-by="listtab" fo:text-indent="-1.27cm" fo:margin-left="5.038cm"/>
        </style:list-level-properties>
      </text:list-level-style-number>
      <text:list-level-style-number text:level="4" text:style-name="WW8Num4z3" style:num-format="1" text:display-levels="4">
        <style:list-level-properties text:list-level-position-and-space-mode="label-alignment">
          <style:list-level-label-alignment text:label-followed-by="listtab" fo:text-indent="-1.27cm" fo:margin-left="6.922cm"/>
        </style:list-level-properties>
      </text:list-level-style-number>
      <text:list-level-style-number text:level="5" text:style-name="WW8Num4z4" style:num-format="1" text:display-levels="5">
        <style:list-level-properties text:list-level-position-and-space-mode="label-alignment">
          <style:list-level-label-alignment text:label-followed-by="listtab" fo:text-indent="-1.905cm" fo:margin-left="9.44cm"/>
        </style:list-level-properties>
      </text:list-level-style-number>
      <text:list-level-style-number text:level="6" text:style-name="WW8Num4z5" style:num-format="1" text:display-levels="6">
        <style:list-level-properties text:list-level-position-and-space-mode="label-alignment">
          <style:list-level-label-alignment text:label-followed-by="listtab" fo:text-indent="-1.905cm" fo:margin-left="11.324cm"/>
        </style:list-level-properties>
      </text:list-level-style-number>
      <text:list-level-style-number text:level="7" text:style-name="WW8Num4z6" style:num-format="1" text:display-levels="7">
        <style:list-level-properties text:list-level-position-and-space-mode="label-alignment">
          <style:list-level-label-alignment text:label-followed-by="listtab" fo:text-indent="-2.54cm" fo:margin-left="13.843cm"/>
        </style:list-level-properties>
      </text:list-level-style-number>
      <text:list-level-style-number text:level="8" text:style-name="WW8Num4z7" style:num-format="1" text:display-levels="8">
        <style:list-level-properties text:list-level-position-and-space-mode="label-alignment">
          <style:list-level-label-alignment text:label-followed-by="listtab" fo:text-indent="-2.54cm" fo:margin-left="15.727cm"/>
        </style:list-level-properties>
      </text:list-level-style-number>
      <text:list-level-style-number text:level="9" text:style-name="WW8Num4z8" style:num-format="1" text:display-levels="9">
        <style:list-level-properties text:list-level-position-and-space-mode="label-alignment">
          <style:list-level-label-alignment text:label-followed-by="listtab" fo:text-indent="-2.54cm" fo:margin-left="1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27cm" fo:margin-left="5.038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1.27cm" fo:margin-left="6.922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1.905cm" fo:margin-left="9.4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1.905cm" fo:margin-left="11.324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2.54cm" fo:margin-left="13.843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2.54cm" fo:margin-left="15.727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2.54cm" fo:margin-left="1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9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9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9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9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9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9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9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text:style-name="WW8Num11z2" style:num-format="1" text:display-levels="3">
        <style:list-level-properties text:list-level-position-and-space-mode="label-alignment">
          <style:list-level-label-alignment text:label-followed-by="listtab" fo:text-indent="-1.27cm" fo:margin-left="5.038cm"/>
        </style:list-level-properties>
      </text:list-level-style-number>
      <text:list-level-style-number text:level="4" text:style-name="WW8Num11z3" style:num-format="1" text:display-levels="4">
        <style:list-level-properties text:list-level-position-and-space-mode="label-alignment">
          <style:list-level-label-alignment text:label-followed-by="listtab" fo:text-indent="-1.27cm" fo:margin-left="6.922cm"/>
        </style:list-level-properties>
      </text:list-level-style-number>
      <text:list-level-style-number text:level="5" text:style-name="WW8Num11z4" style:num-format="1" text:display-levels="5">
        <style:list-level-properties text:list-level-position-and-space-mode="label-alignment">
          <style:list-level-label-alignment text:label-followed-by="listtab" fo:text-indent="-1.905cm" fo:margin-left="9.44cm"/>
        </style:list-level-properties>
      </text:list-level-style-number>
      <text:list-level-style-number text:level="6" text:style-name="WW8Num11z5" style:num-format="1" text:display-levels="6">
        <style:list-level-properties text:list-level-position-and-space-mode="label-alignment">
          <style:list-level-label-alignment text:label-followed-by="listtab" fo:text-indent="-1.905cm" fo:margin-left="11.324cm"/>
        </style:list-level-properties>
      </text:list-level-style-number>
      <text:list-level-style-number text:level="7" text:style-name="WW8Num11z6" style:num-format="1" text:display-levels="7">
        <style:list-level-properties text:list-level-position-and-space-mode="label-alignment">
          <style:list-level-label-alignment text:label-followed-by="listtab" fo:text-indent="-2.54cm" fo:margin-left="13.843cm"/>
        </style:list-level-properties>
      </text:list-level-style-number>
      <text:list-level-style-number text:level="8" text:style-name="WW8Num11z7" style:num-format="1" text:display-levels="8">
        <style:list-level-properties text:list-level-position-and-space-mode="label-alignment">
          <style:list-level-label-alignment text:label-followed-by="listtab" fo:text-indent="-2.54cm" fo:margin-left="15.727cm"/>
        </style:list-level-properties>
      </text:list-level-style-number>
      <text:list-level-style-number text:level="9" text:style-name="WW8Num11z8" style:num-format="1" text:display-levels="9">
        <style:list-level-properties text:list-level-position-and-space-mode="label-alignment">
          <style:list-level-label-alignment text:label-followed-by="listtab" fo:text-indent="-2.54cm" fo:margin-left="1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2.3cm" fo:margin-left="2.002cm" fo:margin-right="1.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TS Services Informatiques aux Organisations</dc:title>
    <meta:initial-creator>j k</meta:initial-creator>
    <meta:creation-date>2014-10-11T22:47:00</meta:creation-date>
    <dc:date>2014-11-03T16:06:31.49</dc:date>
    <meta:editing-cycles>2</meta:editing-cycles>
    <meta:editing-duration>PT3M</meta:editing-duration>
    <meta:document-statistic meta:table-count="1" meta:image-count="0" meta:object-count="0" meta:page-count="9" meta:paragraph-count="118" meta:word-count="1683" meta:character-count="11272"/>
    <meta:generator>OpenOffice/4.1.1$Win32 OpenOffice.org_project/411m6$Build-9775</meta:generator>
  </office:meta>
</office:document-meta>
</file>